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598cm" style:rel-column-width="2040*"/>
    </style:style>
    <style:style style:name="Tabella1.B" style:family="table-column">
      <style:table-column-properties style:column-width="6.11cm" style:rel-column-width="3464*"/>
    </style:style>
    <style:style style:name="Tabella1.C" style:family="table-column">
      <style:table-column-properties style:column-width="9.292cm" style:rel-column-width="5268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5016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1250169" officeooo:paragraph-rsid="01250169" style:font-name-asian="SimSun" style:font-size-asian="8pt" style:font-weight-asian="bold" style:font-name-complex="Tahoma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8pt" fo:font-weight="normal" officeooo:rsid="012eac67" officeooo:paragraph-rsid="012eac67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23295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12eac67" officeooo:paragraph-rsid="012ff5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8267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2e9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9af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5016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2eac67" officeooo:paragraph-rsid="012ff55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1279af4"/>
    </style:style>
    <style:style style:name="T2" style:family="text">
      <style:text-properties officeooo:rsid="01282679"/>
    </style:style>
    <style:style style:name="T3" style:family="text">
      <style:text-properties style:use-window-font-color="true" style:font-name="Ubuntu Light" fo:font-style="normal" style:text-underline-style="none" style:font-style-asian="normal" style:font-style-complex="normal"/>
    </style:style>
    <style:style style:name="T4" style:family="text">
      <style:text-properties officeooo:rsid="012916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">Ordine</text:p>
          </table:table-cell>
          <table:table-cell table:style-name="Tabella1.A1" office:value-type="string">
            <text:p text:style-name="P3">Cliente</text:p>
          </table:table-cell>
          <table:table-cell table:style-name="Tabella1.C1" office:value-type="string">
            <text:p text:style-name="P3">Informazioni</text:p>
          </table:table-cell>
        </table:table-row>
        <table:table-row>
          <table:table-cell table:style-name="Tabella1.A4" table:number-columns-spanned="3" office:value-type="string">
            <text:p text:style-name="P2"><text:placeholder text:placeholder-type="text">&lt;for each="(o, lines, remain) in get_objects()"&gt;</text:placeholder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name&gt;</text:placeholder> <text:span text:style-name="T2">del</text:span> <text:span text:style-name="T2"><text:placeholder text:placeholder-type="text">&lt;formatLang(o.date_order, date=True)&gt;</text:placeholder></text:span></text:p>
          </table:table-cell>
          <table:table-cell table:style-name="Tabella1.B3" office:value-type="string">
            <text:p text:style-name="P8"><text:placeholder text:placeholder-type="text">&lt;o.partner_id.name&gt;</text:placeholder></text:p>
            <text:p text:style-name="P9"><text:span text:style-name="T4">Ag.: </text:span><text:placeholder text:placeholder-type="text">&lt;o.mx_agent_id.name or '/'&gt;</text:placeholder></text:p>
          </table:table-cell>
          <table:table-cell table:style-name="Tabella1.C3" office:value-type="string">
            <text:p text:style-name="P4">Rimanente: <text:span text:style-name="T3"><text:placeholder text:placeholder-type="text">&lt;remain&gt;</text:placeholder></text:span></text:p>
            <text:p text:style-name="P6"><text:placeholder text:placeholder-type="text">&lt;for each="line in lines"&gt;</text:placeholder></text:p>
            <text:p text:style-name="P11"><text:placeholder text:placeholder-type="text">&lt;line.product_id.default_code or '???'&gt;</text:placeholder> <text:placeholder text:placeholder-type="text">&lt;line.product_uom_qty - line.product_uom_delivered_qty&gt;</text:placeholder></text:p>
            <text:p text:style-name="P11"><text:placeholder text:placeholder-type="text">&lt;/for&gt;</text:placeholder></text:p>
          </table:table-cell>
        </table:table-row>
        <table:table-row>
          <table:table-cell table:style-name="Tabella1.A4" table:number-columns-spanned="3" office:value-type="string">
            <text:p text:style-name="P10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171cm" fo:margin-bottom="1.42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DINI CON RESIDU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30T12:31:39.847472743</dc:date>
    <meta:editing-duration>P6DT2H43M34S</meta:editing-duration>
    <meta:editing-cycles>827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3" meta:word-count="30" meta:character-count="276" meta:non-whitespace-character-count="259"/>
    <meta:user-defined meta:name="Info 1"/>
    <meta:user-defined meta:name="Info 2"/>
    <meta:user-defined meta:name="Info 3"/>
    <meta:user-defined meta:name="Info 4"/>
  </office:meta>
</office:document-meta>
</file>